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Lohit Bengali" svg:font-family="'Lohit Bengal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3.006cm"/>
    </style:style>
    <style:style style:name="Tabla1.B" style:family="table-column">
      <style:table-column-properties style:column-width="14.004cm"/>
    </style:style>
    <style:style style:name="Tabla1.1" style:family="table-row">
      <style:table-row-properties style:min-row-height="0.492cm"/>
    </style:style>
    <style:style style:name="Tabla1.A1" style:family="table-cell">
      <style:table-cell-properties fo:background-color="#2300d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fo:background-color="#ffff99" fo:padding="0.097cm" fo:border="0.002cm solid #000000">
        <style:background-image/>
      </style:table-cell-properties>
    </style:style>
    <style:style style:name="Tabla1.A2" style:family="table-cell">
      <style:table-cell-properties fo:background-color="#2300dc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3.006cm"/>
    </style:style>
    <style:style style:name="Table1.B" style:family="table-column">
      <style:table-column-properties style:column-width="14.004cm"/>
    </style:style>
    <style:style style:name="Table1.1" style:family="table-row">
      <style:table-row-properties style:min-row-height="0.492cm"/>
    </style:style>
    <style:style style:name="Table1.A1" style:family="table-cell">
      <style:table-cell-properties fo:background-color="#2300d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ffff99" fo:padding="0.097cm" fo:border="0.002cm solid #000000">
        <style:background-image/>
      </style:table-cell-properties>
    </style:style>
    <style:style style:name="Table1.A2" style:family="table-cell">
      <style:table-cell-properties fo:background-color="#2300dc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3.006cm"/>
    </style:style>
    <style:style style:name="Table2.B" style:family="table-column">
      <style:table-column-properties style:column-width="14.004cm"/>
    </style:style>
    <style:style style:name="Table2.1" style:family="table-row">
      <style:table-row-properties style:min-row-height="0.492cm"/>
    </style:style>
    <style:style style:name="Table2.A1" style:family="table-cell">
      <style:table-cell-properties fo:background-color="#2300d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B1" style:family="table-cell">
      <style:table-cell-properties fo:background-color="#ffff99" fo:padding="0.097cm" fo:border="0.002cm solid #000000">
        <style:background-image/>
      </style:table-cell-properties>
    </style:style>
    <style:style style:name="Table2.A2" style:family="table-cell">
      <style:table-cell-properties fo:background-color="#2300dc" fo:padding="0.097cm" fo:border-left="0.002cm solid #000000" fo:border-right="none" fo:border-top="none" fo:border-bottom="0.002cm solid #000000">
        <style:background-image/>
      </style:table-cell-properties>
    </style:style>
    <style:style style:name="Table2.B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.009cm" fo:margin-left="0cm" table:align="left"/>
    </style:style>
    <style:style style:name="Tabla2.A" style:family="table-column">
      <style:table-column-properties style:column-width="3.006cm"/>
    </style:style>
    <style:style style:name="Tabla2.B" style:family="table-column">
      <style:table-column-properties style:column-width="14.004cm"/>
    </style:style>
    <style:style style:name="Tabla2.1" style:family="table-row">
      <style:table-row-properties style:min-row-height="0.492cm"/>
    </style:style>
    <style:style style:name="Tabla2.A1" style:family="table-cell">
      <style:table-cell-properties fo:background-color="#2300d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B1" style:family="table-cell">
      <style:table-cell-properties fo:background-color="#ffff99" fo:padding="0.097cm" fo:border="0.002cm solid #000000">
        <style:background-image/>
      </style:table-cell-properties>
    </style:style>
    <style:style style:name="Tabla2.A2" style:family="table-cell">
      <style:table-cell-properties fo:background-color="#2300dc" fo:padding="0.097cm" fo:border-left="0.002cm solid #000000" fo:border-right="none" fo:border-top="none" fo:border-bottom="0.002cm solid #000000">
        <style:background-image/>
      </style:table-cell-properties>
    </style:style>
    <style:style style:name="Tabla2.B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" style:family="table">
      <style:table-properties style:width="17.009cm" fo:margin-left="0cm" table:align="left"/>
    </style:style>
    <style:style style:name="Table3.A" style:family="table-column">
      <style:table-column-properties style:column-width="3.006cm"/>
    </style:style>
    <style:style style:name="Table3.B" style:family="table-column">
      <style:table-column-properties style:column-width="14.004cm"/>
    </style:style>
    <style:style style:name="Table3.1" style:family="table-row">
      <style:table-row-properties style:min-row-height="0.492cm"/>
    </style:style>
    <style:style style:name="Table3.A1" style:family="table-cell">
      <style:table-cell-properties fo:background-color="#2300d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B1" style:family="table-cell">
      <style:table-cell-properties fo:background-color="#ffff99" fo:padding="0.097cm" fo:border="0.002cm solid #000000">
        <style:background-image/>
      </style:table-cell-properties>
    </style:style>
    <style:style style:name="Table3.A2" style:family="table-cell">
      <style:table-cell-properties fo:background-color="#2300dc" fo:padding="0.097cm" fo:border-left="0.002cm solid #000000" fo:border-right="none" fo:border-top="none" fo:border-bottom="0.002cm solid #000000">
        <style:background-image/>
      </style:table-cell-properties>
    </style:style>
    <style:style style:name="Table3.B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4" style:family="table">
      <style:table-properties style:width="17.009cm" fo:margin-left="0cm" table:align="left"/>
    </style:style>
    <style:style style:name="Table4.A" style:family="table-column">
      <style:table-column-properties style:column-width="3.006cm"/>
    </style:style>
    <style:style style:name="Table4.B" style:family="table-column">
      <style:table-column-properties style:column-width="14.004cm"/>
    </style:style>
    <style:style style:name="Table4.1" style:family="table-row">
      <style:table-row-properties style:min-row-height="0.492cm"/>
    </style:style>
    <style:style style:name="Table4.A1" style:family="table-cell">
      <style:table-cell-properties fo:background-color="#2300d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background-color="#ffff99" fo:padding="0.097cm" fo:border="0.002cm solid #000000">
        <style:background-image/>
      </style:table-cell-properties>
    </style:style>
    <style:style style:name="Table4.A2" style:family="table-cell">
      <style:table-cell-properties fo:background-color="#2300dc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" style:family="table">
      <style:table-properties style:width="17.009cm" fo:margin-left="0cm" table:align="left"/>
    </style:style>
    <style:style style:name="Table5.A" style:family="table-column">
      <style:table-column-properties style:column-width="3.006cm"/>
    </style:style>
    <style:style style:name="Table5.B" style:family="table-column">
      <style:table-column-properties style:column-width="14.004cm"/>
    </style:style>
    <style:style style:name="Table5.1" style:family="table-row">
      <style:table-row-properties style:min-row-height="0.492cm"/>
    </style:style>
    <style:style style:name="Table5.A1" style:family="table-cell">
      <style:table-cell-properties fo:background-color="#2300d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B1" style:family="table-cell">
      <style:table-cell-properties fo:background-color="#ffff99" fo:padding="0.097cm" fo:border="0.002cm solid #000000">
        <style:background-image/>
      </style:table-cell-properties>
    </style:style>
    <style:style style:name="Table5.A2" style:family="table-cell">
      <style:table-cell-properties fo:background-color="#2300dc" fo:padding="0.097cm" fo:border-left="0.002cm solid #000000" fo:border-right="none" fo:border-top="none" fo:border-bottom="0.002cm solid #000000">
        <style:background-image/>
      </style:table-cell-properties>
    </style:style>
    <style:style style:name="Table5.B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.10" style:family="table-row">
      <style:table-row-properties style:min-row-height="0.631cm"/>
    </style:style>
    <style:style style:name="Tabla3" style:family="table">
      <style:table-properties style:width="17.009cm" fo:margin-left="0cm" table:align="left"/>
    </style:style>
    <style:style style:name="Tabla3.A" style:family="table-column">
      <style:table-column-properties style:column-width="3.006cm"/>
    </style:style>
    <style:style style:name="Tabla3.B" style:family="table-column">
      <style:table-column-properties style:column-width="14.004cm"/>
    </style:style>
    <style:style style:name="Tabla3.1" style:family="table-row">
      <style:table-row-properties style:min-row-height="0.492cm"/>
    </style:style>
    <style:style style:name="Tabla3.A1" style:family="table-cell">
      <style:table-cell-properties fo:background-color="#2300d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B1" style:family="table-cell">
      <style:table-cell-properties fo:background-color="#ffff99" fo:padding="0.097cm" fo:border="0.002cm solid #000000">
        <style:background-image/>
      </style:table-cell-properties>
    </style:style>
    <style:style style:name="Tabla3.A2" style:family="table-cell">
      <style:table-cell-properties fo:background-color="#2300dc" fo:padding="0.097cm" fo:border-left="0.002cm solid #000000" fo:border-right="none" fo:border-top="none" fo:border-bottom="0.002cm solid #000000">
        <style:background-image/>
      </style:table-cell-properties>
    </style:style>
    <style:style style:name="Tabla3.B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3.10" style:family="table-row">
      <style:table-row-properties style:min-row-height="0.631cm"/>
    </style:style>
    <style:style style:name="Tabla4" style:family="table">
      <style:table-properties style:width="17.009cm" fo:margin-left="0cm" table:align="left"/>
    </style:style>
    <style:style style:name="Tabla4.A" style:family="table-column">
      <style:table-column-properties style:column-width="3.006cm"/>
    </style:style>
    <style:style style:name="Tabla4.B" style:family="table-column">
      <style:table-column-properties style:column-width="14.004cm"/>
    </style:style>
    <style:style style:name="Tabla4.1" style:family="table-row">
      <style:table-row-properties style:min-row-height="0.492cm"/>
    </style:style>
    <style:style style:name="Tabla4.A1" style:family="table-cell">
      <style:table-cell-properties fo:background-color="#2300d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4.B1" style:family="table-cell">
      <style:table-cell-properties fo:background-color="#ffff99" fo:padding="0.097cm" fo:border="0.002cm solid #000000">
        <style:background-image/>
      </style:table-cell-properties>
    </style:style>
    <style:style style:name="Tabla4.A2" style:family="table-cell">
      <style:table-cell-properties fo:background-color="#2300dc" fo:padding="0.097cm" fo:border-left="0.002cm solid #000000" fo:border-right="none" fo:border-top="none" fo:border-bottom="0.002cm solid #000000">
        <style:background-image/>
      </style:table-cell-properties>
    </style:style>
    <style:style style:name="Tabla4.B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4.10" style:family="table-row">
      <style:table-row-properties style:min-row-height="0.631cm"/>
    </style:style>
    <style:style style:name="Tabla5" style:family="table">
      <style:table-properties style:width="17.009cm" fo:margin-left="0cm" table:align="left"/>
    </style:style>
    <style:style style:name="Tabla5.A" style:family="table-column">
      <style:table-column-properties style:column-width="3.006cm"/>
    </style:style>
    <style:style style:name="Tabla5.B" style:family="table-column">
      <style:table-column-properties style:column-width="14.004cm"/>
    </style:style>
    <style:style style:name="Tabla5.1" style:family="table-row">
      <style:table-row-properties style:min-row-height="0.492cm"/>
    </style:style>
    <style:style style:name="Tabla5.A1" style:family="table-cell">
      <style:table-cell-properties fo:background-color="#2300d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5.B1" style:family="table-cell">
      <style:table-cell-properties fo:background-color="#ffff99" fo:padding="0.097cm" fo:border="0.002cm solid #000000">
        <style:background-image/>
      </style:table-cell-properties>
    </style:style>
    <style:style style:name="Tabla5.A2" style:family="table-cell">
      <style:table-cell-properties fo:background-color="#2300dc" fo:padding="0.097cm" fo:border-left="0.002cm solid #000000" fo:border-right="none" fo:border-top="none" fo:border-bottom="0.002cm solid #000000">
        <style:background-image/>
      </style:table-cell-properties>
    </style:style>
    <style:style style:name="Tabla5.B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5.10" style:family="table-row">
      <style:table-row-properties style:min-row-height="0.631cm"/>
    </style:style>
    <style:style style:name="Tabla6" style:family="table">
      <style:table-properties style:width="17.009cm" fo:margin-left="0cm" table:align="left"/>
    </style:style>
    <style:style style:name="Tabla6.A" style:family="table-column">
      <style:table-column-properties style:column-width="3.006cm"/>
    </style:style>
    <style:style style:name="Tabla6.B" style:family="table-column">
      <style:table-column-properties style:column-width="14.004cm"/>
    </style:style>
    <style:style style:name="Tabla6.1" style:family="table-row">
      <style:table-row-properties style:min-row-height="0.492cm"/>
    </style:style>
    <style:style style:name="Tabla6.A1" style:family="table-cell">
      <style:table-cell-properties fo:background-color="#2300d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B1" style:family="table-cell">
      <style:table-cell-properties fo:background-color="#ffff99" fo:padding="0.097cm" fo:border="0.002cm solid #000000">
        <style:background-image/>
      </style:table-cell-properties>
    </style:style>
    <style:style style:name="Tabla6.A2" style:family="table-cell">
      <style:table-cell-properties fo:background-color="#2300dc" fo:padding="0.097cm" fo:border-left="0.002cm solid #000000" fo:border-right="none" fo:border-top="none" fo:border-bottom="0.002cm solid #000000">
        <style:background-image/>
      </style:table-cell-properties>
    </style:style>
    <style:style style:name="Tabla6.B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6.10" style:family="table-row">
      <style:table-row-properties style:min-row-height="0.631cm"/>
    </style:style>
    <style:style style:name="P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text-align="start" style:justify-single-word="false" style:text-autospace="none" style:writing-mode="lr-tb"/>
      <style:text-properties fo:language="en" fo:country="none"/>
    </style:style>
    <style:style style:name="P5" style:family="paragraph" style:parent-style-name="Table_20_Contents">
      <style:text-properties fo:language="en" fo:country="US"/>
    </style:style>
    <style:style style:name="P6" style:family="paragraph" style:parent-style-name="Table_20_Contents">
      <style:text-properties style:font-name="Times New Roman" fo:language="en" fo:country="US"/>
    </style:style>
    <style:style style:name="P7" style:family="paragraph" style:parent-style-name="Table_20_Contents">
      <style:text-properties fo:language="en" fo:country="none"/>
    </style:style>
    <style:style style:name="P8" style:family="paragraph" style:parent-style-name="Standard">
      <style:text-properties style:font-name="Times New Roman" fo:language="en" fo:country="none"/>
    </style:style>
    <style:style style:name="P9" style:family="paragraph" style:parent-style-name="Standard">
      <style:text-properties fo:language="en" fo:country="none"/>
    </style:style>
    <style:style style:name="P10" style:family="paragraph" style:parent-style-name="Standard">
      <style:text-properties style:font-name="Times New Roman" fo:language="en" fo:country="none"/>
    </style:style>
    <style:style style:name="P11" style:family="paragraph" style:parent-style-name="Standard" style:list-style-name="L1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 style:list-style-name="L2">
      <style:paragraph-properties fo:text-align="start" style:justify-single-word="false" style:text-autospace="none" style:writing-mode="lr-tb"/>
      <style:text-properties style:text-outline="false" style:text-line-through-style="none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 style:list-style-name="L3">
      <style:paragraph-properties fo:text-align="start" style:justify-single-word="false" style:text-autospace="none" style:writing-mode="lr-tb"/>
      <style:text-properties style:text-outline="false" style:text-line-through-style="none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 style:list-style-name="L3">
      <style:paragraph-properties fo:text-align="start" style:justify-single-word="false" style:text-autospace="none" style:writing-mode="lr-tb"/>
      <style:text-properties style:text-outline="false" style:text-line-through-style="none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 style:list-style-name="L1">
      <style:paragraph-properties fo:text-align="start" style:justify-single-word="false" style:text-autospace="none" style:writing-mode="lr-tb"/>
      <style:text-properties style:font-name="Times New Roman" fo:language="en" fo:country="US"/>
    </style:style>
    <style:style style:name="P18" style:family="paragraph" style:parent-style-name="Standard">
      <style:paragraph-properties fo:text-align="start" style:justify-single-word="false" style:text-autospace="none" style:writing-mode="lr-tb"/>
      <style:text-properties fo:language="en" fo:country="none"/>
    </style:style>
    <style:style style:name="P19" style:family="paragraph" style:parent-style-name="Standard">
      <style:paragraph-properties fo:text-align="start" style:justify-single-word="false" style:text-autospace="none" style:writing-mode="lr-tb"/>
    </style:style>
    <style:style style:name="P20" style:family="paragraph" style:parent-style-name="Standard">
      <style:paragraph-properties fo:text-align="justify" style:justify-single-word="false" style:text-autospace="none" style:writing-mode="lr-tb"/>
    </style:style>
    <style:style style:name="P21" style:family="paragraph" style:parent-style-name="Table_20_Contents">
      <style:text-properties fo:language="en" fo:country="US"/>
    </style:style>
    <style:style style:name="P22" style:family="paragraph" style:parent-style-name="Table_20_Contents">
      <style:text-properties style:font-name="Times New Roman" fo:language="en" fo:country="US"/>
    </style:style>
    <style:style style:name="T1" style:family="text">
      <style:text-properties style:text-outline="false" style:text-line-through-style="none" fo:font-size="12pt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fo:font-size="12pt" fo:font-style="italic" fo:text-shadow="none" style:text-underline-style="none" fo:font-weight="normal" style:font-name-asian="Lohit Bengali" style:font-size-asian="12pt" style:font-style-asian="italic" style:font-weight-asian="normal" style:font-name-complex="Lohit Bengali" style:font-size-complex="12pt" style:font-style-complex="italic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Times New Roman" fo:font-size="12pt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style:font-name="Times New Roman" fo:font-size="12pt" fo:font-style="italic" fo:text-shadow="none" style:text-underline-style="none" fo:font-weight="normal" style:font-name-asian="Lohit Bengali" style:font-size-asian="12pt" style:font-style-asian="italic" style:font-weight-asian="normal" style:font-name-complex="Lohit Bengali" style:font-size-complex="12pt" style:font-style-complex="italic" style:font-weight-complex="normal" style:text-emphasize="none" style:text-overline-style="none" style:text-overline-color="font-color"/>
    </style:style>
    <style:style style:name="T7" style:family="text">
      <style:text-properties style:text-outline="false" style:text-line-through-style="none" style:font-name="Times New Roman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language="en" fo:country="US"/>
    </style:style>
    <style:style style:name="T11" style:family="text">
      <style:text-properties fo:language="en" fo:country="none"/>
    </style:style>
    <style:style style:name="T12" style:family="text">
      <style:text-properties fo:language="en" fo:country="none" fo:font-style="italic" style:font-style-asian="italic" style:font-style-complex="italic"/>
    </style:style>
    <style:style style:name="T13" style:family="text">
      <style:text-properties fo:language="en" fo:country="none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language="en" fo:country="none" fo:font-style="normal" style:font-style-asian="normal" style:font-style-complex="normal"/>
    </style:style>
    <style:style style:name="T15" style:family="text">
      <style:text-properties fo:language="en" fo:country="none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language="en" fo:country="none" fo:font-weight="normal" style:font-weight-asian="normal" style:font-weight-complex="normal"/>
    </style:style>
    <style:style style:name="T17" style:family="text">
      <style:text-properties style:font-name="Times New Roman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language="es" fo:country="ES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language="es" fo:country="ES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>Code</text:p>
          </table:table-cell>
          <table:table-cell table:style-name="Tabla1.B1" office:value-type="string">
            <text:p text:style-name="P1">UC01</text:p>
          </table:table-cell>
        </table:table-row>
        <table:table-row>
          <table:table-cell table:style-name="Tabla1.A2" office:value-type="string">
            <text:p text:style-name="P5">Name</text:p>
          </table:table-cell>
          <table:table-cell table:style-name="Tabla1.B2" office:value-type="string">
            <text:p text:style-name="P1">Register on the system</text:p>
          </table:table-cell>
        </table:table-row>
        <table:table-row>
          <table:table-cell table:style-name="Tabla1.A2" office:value-type="string">
            <text:p text:style-name="P5">Author</text:p>
          </table:table-cell>
          <table:table-cell table:style-name="Tabla1.B2" office:value-type="string">
            <text:p text:style-name="P1">Sergio Baena López</text:p>
          </table:table-cell>
        </table:table-row>
        <table:table-row>
          <table:table-cell table:style-name="Tabla1.A2" office:value-type="string">
            <text:p text:style-name="P5">Date</text:p>
          </table:table-cell>
          <table:table-cell table:style-name="Tabla1.B2" office:value-type="string">
            <text:p text:style-name="P6">2014-05-07</text:p>
          </table:table-cell>
        </table:table-row>
        <table:table-row>
          <table:table-cell table:style-name="Tabla1.A2" office:value-type="string">
            <text:p text:style-name="P5">Description</text:p>
          </table:table-cell>
          <table:table-cell table:style-name="Tabla1.B2" office:value-type="string">
            <text:p text:style-name="P1">Register as a new user in the system</text:p>
          </table:table-cell>
        </table:table-row>
        <table:table-row>
          <table:table-cell table:style-name="Tabla1.A2" office:value-type="string">
            <text:p text:style-name="P5">Actors</text:p>
          </table:table-cell>
          <table:table-cell table:style-name="Tabla1.B2" office:value-type="string">
            <text:p text:style-name="P1">Unauthenticated user</text:p>
          </table:table-cell>
        </table:table-row>
        <table:table-row>
          <table:table-cell table:style-name="Tabla1.A2" office:value-type="string">
            <text:p text:style-name="P5">Preconditions</text:p>
          </table:table-cell>
          <table:table-cell table:style-name="Tabla1.B2" office:value-type="string">
            <text:p text:style-name="P1">Nothing</text:p>
          </table:table-cell>
        </table:table-row>
        <table:table-row>
          <table:table-cell table:style-name="Tabla1.A2" office:value-type="string">
            <text:p text:style-name="P5">Normal flow</text:p>
          </table:table-cell>
          <table:table-cell table:style-name="Tabla1.B2" office:value-type="string">
            <text:list xml:id="list8659087190613849143" text:style-name="L1">
              <text:list-item>
                <text:p text:style-name="P11">The actor requesting registration option.</text:p>
              </text:list-item>
              <text:list-item>
                <text:p text:style-name="P11">The system displays a registration form.</text:p>
              </text:list-item>
              <text:list-item>
                <text:p text:style-name="P11">The actor fill out the form by typing in text fields: the name, surnames,</text:p>
                <text:p text:style-name="P17"><text:span text:style-name="T1"><text:s/></text:span><text:span text:style-name="T2">school, selected from a select the province, city, </text:span><text:span text:style-name="T1">username, password, confirmation of the pa</text:span><text:bookmark text:name="result_box"/><text:span text:style-name="T1">ssword. We must also say that th</text:span><text:bookmark text:name="result_box1"/><text:span text:style-name="T1">e actor has above all </text:span><text:span text:style-name="T1">two</text:span><text:span text:style-name="T1"> </text:span><text:span text:style-name="T1">radiobuttons</text:span><text:span text:style-name="T1"> whose options are student and teacher.</text:span></text:p>
              </text:list-item>
            </text:list>
            <text:list xml:id="list7844864865093516873" text:style-name="L2">
              <text:list-item>
                <text:list>
                  <text:list-item>
                    <text:p text:style-name="P14"><text:bookmark-start text:name="__DdeLink__109_585718246"/>The actor clicks the student option<text:bookmark-end text:name="__DdeLink__109_585718246"/></text:p>
                  </text:list-item>
                </text:list>
              </text:list-item>
            </text:list>
            <text:list xml:id="list6632539966290834903" text:style-name="L3">
              <text:list-item>
                <text:list>
                  <text:list-item>
                    <text:list>
                      <text:list-item>
                        <text:p text:style-name="P15"><text:bookmark text:name="result_box3"/><text:bookmark text:name="result_box2"/>The system extends the form.</text:p>
                      </text:list-item>
                      <text:list-item>
                        <text:p text:style-name="P16"><text:bookmark text:name="result_box4"/>The actor entered the course and date of birth.</text:p>
                      </text:list-item>
                    </text:list>
                  </text:list-item>
                </text:list>
              </text:list-item>
            </text:list>
            <text:p text:style-name="P3"><text:s text:c="12"/>3.2. <text:s text:c="12"/><text:span text:style-name="T10">The actor clicks the teacher option</text:span></text:p>
            <text:p text:style-name="P3"><text:span text:style-name="T10"><text:s text:c="18"/></text:span><text:span text:style-name="T10">3.2.1. <text:s text:c="8"/>The system extends the form.</text:span></text:p>
            <text:p text:style-name="P4"><text:span text:style-name="T3"><text:s text:c="18"/>3.2.</text:span><text:span text:style-name="T3">2</text:span><text:span text:style-name="T3">. <text:s text:c="8"/></text:span><text:span text:style-name="T1">The actor entered the course</text:span><text:span text:style-name="T1">s</text:span><text:bookmark text:name="result_box9"/><text:span text:style-name="T1"> </text:span>separated by commas</text:p>
            <text:p text:style-name="P4"><text:s text:c="5"/>4. <text:s text:c="2"/><text:span text:style-name="T1">The actor clicks the </text:span><text:span text:style-name="T4">Register</text:span><text:span text:style-name="T1"> button.</text:span></text:p>
            <text:p text:style-name="P4"><text:span text:style-name="T1"><text:s text:c="5"/>5. <text:s text:c="3"/></text:span><text:span text:style-name="T1">The system validates all fields.</text:span></text:p>
            <text:p text:style-name="P4"><text:bookmark text:name="result_box8"/><text:span text:style-name="T1"><text:s text:c="5"/>6. <text:s text:c="3"/></text:span><text:span text:style-name="T1">The system makes an insert on the table </text:span><text:span text:style-name="T4">User</text:span><text:span text:style-name="T1">, </text:span><text:span text:style-name="T4">Student</text:span><text:span text:style-name="T1"> or </text:span><text:span text:style-name="T4">Teacher</text:span><text:span text:style-name="T1"> and the <text:s text:c="3"/></text:span><text:span text:style-name="T4">R</text:span><text:span text:style-name="T4">anking</text:span><text:span text:style-name="T1">.</text:span></text:p>
            <text:p text:style-name="P4"><text:bookmark text:name="result_box10"/><text:span text:style-name="T1"><text:s text:c="5"/></text:span><text:span text:style-name="T1">7. </text:span><text:span text:style-name="T1">The system displays </text:span><text:span text:style-name="T1">on </text:span><text:span text:style-name="T1">the screen </text:span><text:span text:style-name="T4">Registro satisfactorio</text:span><text:span text:style-name="T1">.</text:span></text:p>
            <text:p text:style-name="P4"><text:span text:style-name="T1"><text:s text:c="5"/></text:span><text:span text:style-name="T1">8. </text:span><text:bookmark text:name="result_box11"/><text:span text:style-name="T1">The system redirects the actor to login </text:span><text:span text:style-name="T1">page</text:span><text:span text:style-name="T1">.</text:span></text:p>
          </table:table-cell>
        </table:table-row>
        <table:table-row>
          <table:table-cell table:style-name="Tabla1.A2" office:value-type="string">
            <text:p text:style-name="P5">Alternative flow</text:p>
          </table:table-cell>
          <table:table-cell table:style-name="Tabla1.B2" office:value-type="string">
            <text:p text:style-name="P5"><text:span text:style-name="T17">5.1. </text:span><text:bookmark text:name="result_box12"/><text:span text:style-name="T11">The system finds some incorrect data. Displays an error message telling the </text:span><text:span text:style-name="T11">a</text:span><text:span text:style-name="T11">ctor the error </text:span><text:bookmark text:name="result_box13"/><text:span text:style-name="T11">and marking the field in red.</text:span></text:p>
          </table:table-cell>
        </table:table-row>
        <table:table-row>
          <table:table-cell table:style-name="Tabla1.A2" office:value-type="string">
            <text:p text:style-name="P5">Postconditions</text:p>
          </table:table-cell>
          <table:table-cell table:style-name="Tabla1.B2" office:value-type="string">
            <text:p text:style-name="P8"><text:bookmark text:name="result_box14"/>The actor is registered in the system (present in the table <text:span text:style-name="T8">User</text:span>, <text:span text:style-name="T8">Student</text:span> or <text:span text:style-name="T8">Teacher</text:span> and <text:span text:style-name="T8">Ranking</text:span>)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5">Code</text:p>
          </table:table-cell>
          <table:table-cell table:style-name="Table1.B1" office:value-type="string">
            <text:p text:style-name="P1">UC02</text:p>
          </table:table-cell>
        </table:table-row>
        <table:table-row>
          <table:table-cell table:style-name="Table1.A2" office:value-type="string">
            <text:p text:style-name="P5">Name</text:p>
          </table:table-cell>
          <table:table-cell table:style-name="Table1.B2" office:value-type="string">
            <text:p text:style-name="P1">Login</text:p>
          </table:table-cell>
        </table:table-row>
        <table:table-row>
          <table:table-cell table:style-name="Table1.A2" office:value-type="string">
            <text:p text:style-name="P5">Author</text:p>
          </table:table-cell>
          <table:table-cell table:style-name="Table1.B2" office:value-type="string">
            <text:p text:style-name="P1">Sergio Baena López</text:p>
          </table:table-cell>
        </table:table-row>
        <table:table-row>
          <table:table-cell table:style-name="Table1.A2" office:value-type="string">
            <text:p text:style-name="P5">Date</text:p>
          </table:table-cell>
          <table:table-cell table:style-name="Table1.B2" office:value-type="string">
            <text:p text:style-name="P6">2014-05-07</text:p>
          </table:table-cell>
        </table:table-row>
        <table:table-row>
          <table:table-cell table:style-name="Table1.A2" office:value-type="string">
            <text:p text:style-name="P5">Description</text:p>
          </table:table-cell>
          <table:table-cell table:style-name="Table1.B2" office:value-type="string">
            <text:p text:style-name="P2"><text:bookmark text:name="result_box18"/>An user authentication system.</text:p>
          </table:table-cell>
        </table:table-row>
        <table:table-row>
          <table:table-cell table:style-name="Table1.A2" office:value-type="string">
            <text:p text:style-name="P5">Actors</text:p>
          </table:table-cell>
          <table:table-cell table:style-name="Table1.B2" office:value-type="string">
            <text:p text:style-name="P1">Unauthenticated user</text:p>
          </table:table-cell>
        </table:table-row>
        <table:table-row>
          <table:table-cell table:style-name="Table1.A2" office:value-type="string">
            <text:p text:style-name="P5">Preconditions</text:p>
          </table:table-cell>
          <table:table-cell table:style-name="Table1.B2" office:value-type="string">
            <text:p text:style-name="P2"><text:bookmark text:name="result_box19"/>The actor has to be registered in the system.</text:p>
          </table:table-cell>
        </table:table-row>
        <table:table-row>
          <table:table-cell table:style-name="Table1.A2" office:value-type="string">
            <text:p text:style-name="P5">Normal flow</text:p>
          </table:table-cell>
          <table:table-cell table:style-name="Table1.B2" office:value-type="string">
            <text:p text:style-name="P2"><text:bookmark text:name="result_box20"/>1. The actor requested the option to log in.</text:p>
            <text:p text:style-name="P4"><text:span text:style-name="T5">2. </text:span><text:bookmark text:name="result_box22"/>The system displays the form of logging</text:p>
            <text:p text:style-name="P4"><text:span text:style-name="T5">3. </text:span><text:bookmark text:name="result_box23"/>The actor enters his username and password.</text:p>
            <text:p text:style-name="P4"><text:bookmark text:name="result_box24"/><text:span text:style-name="T5">4. </text:span><text:span text:style-name="T5">The actor clicks the button "</text:span><text:span text:style-name="T5">Entrar</text:span><text:span text:style-name="T5">".</text:span></text:p>
            <text:p text:style-name="P4"><text:span text:style-name="T5">5. </text:span><text:bookmark text:name="result_box26"/><text:span text:style-name="T5">The system verifies that the user is present in the DB.</text:span></text:p>
            <text:p text:style-name="P4"><text:span text:style-name="T5">6. </text:span><text:span text:style-name="T5">The system to open the session</text:span></text:p>
            <text:p text:style-name="P4"><text:span text:style-name="T5">7. </text:span><text:bookmark text:name="result_box27"/><text:span text:style-name="T5">The system will redirect to the page authenticated users.</text:span></text:p>
          </table:table-cell>
        </table:table-row>
        <table:table-row>
          <table:table-cell table:style-name="Table1.A2" office:value-type="string">
            <text:p text:style-name="P5">Alternative flow</text:p>
          </table:table-cell>
          <table:table-cell table:style-name="Table1.B2" office:value-type="string">
            <text:p text:style-name="P5"><text:span text:style-name="T11">5.1</text:span><text:bookmark text:name="result_box28"/><text:span text:style-name="T11">. The system detects that the user is not present in the DB.</text:span></text:p>
            <text:p text:style-name="P5"><text:span text:style-name="T11">5.2. </text:span><text:bookmark text:name="result_box30"/><text:span text:style-name="T11">The system shows the actor an error message: </text:span><text:span text:style-name="T12">Nombre de usuario y/o contraseña no válidas.</text:span></text:p>
            <text:p text:style-name="P5"><text:span text:style-name="T14">5.3. </text:span><text:bookmark text:name="result_box32"/><text:span text:style-name="T11">The system deletes the content entered in the form.</text:span></text:p>
          </table:table-cell>
        </table:table-row>
        <table:table-row>
          <table:table-cell table:style-name="Table1.A2" office:value-type="string">
            <text:p text:style-name="P5">Postconditions</text:p>
          </table:table-cell>
          <table:table-cell table:style-name="Table1.B2" office:value-type="string">
            <text:p text:style-name="P8">The session of the actor has to opened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5">Code</text:p>
          </table:table-cell>
          <table:table-cell table:style-name="Table2.B1" office:value-type="string">
            <text:p text:style-name="P1">UC03</text:p>
          </table:table-cell>
        </table:table-row>
        <table:table-row>
          <table:table-cell table:style-name="Table2.A2" office:value-type="string">
            <text:p text:style-name="P5">Name</text:p>
          </table:table-cell>
          <table:table-cell table:style-name="Table2.B2" office:value-type="string">
            <text:p text:style-name="P1">Enter page authenticated users</text:p>
          </table:table-cell>
        </table:table-row>
        <table:table-row>
          <table:table-cell table:style-name="Table2.A2" office:value-type="string">
            <text:p text:style-name="P5">Author</text:p>
          </table:table-cell>
          <table:table-cell table:style-name="Table2.B2" office:value-type="string">
            <text:p text:style-name="P1">Sergio Baena López</text:p>
          </table:table-cell>
        </table:table-row>
        <table:table-row>
          <table:table-cell table:style-name="Table2.A2" office:value-type="string">
            <text:p text:style-name="P5">Date</text:p>
          </table:table-cell>
          <table:table-cell table:style-name="Table2.B2" office:value-type="string">
            <text:p text:style-name="P6">2014-05-07</text:p>
          </table:table-cell>
        </table:table-row>
        <table:table-row>
          <table:table-cell table:style-name="Table2.A2" office:value-type="string">
            <text:p text:style-name="P5">Description</text:p>
          </table:table-cell>
          <table:table-cell table:style-name="Table2.B2" office:value-type="string">
            <text:p text:style-name="P2"><text:bookmark text:name="result_box33"/>The authenticated actor could view and run any functionality present on the page of authenticated users.</text:p>
          </table:table-cell>
        </table:table-row>
        <table:table-row>
          <table:table-cell table:style-name="Table2.A2" office:value-type="string">
            <text:p text:style-name="P5">Actors</text:p>
          </table:table-cell>
          <table:table-cell table:style-name="Table2.B2" office:value-type="string">
            <text:p text:style-name="P1">Student</text:p>
          </table:table-cell>
        </table:table-row>
        <table:table-row>
          <table:table-cell table:style-name="Table2.A2" office:value-type="string">
            <text:p text:style-name="P5">Preconditions</text:p>
          </table:table-cell>
          <table:table-cell table:style-name="Table2.B2" office:value-type="string">
            <text:p text:style-name="P2"><text:bookmark text:name="result_box34"/>The user session must be open.</text:p>
          </table:table-cell>
        </table:table-row>
        <table:table-row>
          <table:table-cell table:style-name="Table2.A2" office:value-type="string">
            <text:p text:style-name="P5">Normal flow</text:p>
          </table:table-cell>
          <table:table-cell table:style-name="Table2.B2" office:value-type="string">
            <text:p text:style-name="P4"><text:span text:style-name="T5">1. </text:span><text:bookmark text:name="result_box35"/><text:span text:style-name="T5">The actor displayed page authenticated users.</text:span></text:p>
            <text:p text:style-name="P4"><text:span text:style-name="T5">2. </text:span><text:bookmark text:name="result_box36"/><text:span text:style-name="T5">The actor performs the functionality </text:span><text:span text:style-name="T5">he</text:span><text:span text:style-name="T5"> want</text:span><text:span text:style-name="T5">s</text:span></text:p>
          </table:table-cell>
        </table:table-row>
        <table:table-row>
          <table:table-cell table:style-name="Table2.A2" office:value-type="string">
            <text:p text:style-name="P5">Alternative flow</text:p>
          </table:table-cell>
          <table:table-cell table:style-name="Table2.B2" office:value-type="string">
            <text:p text:style-name="P7">Nothing</text:p>
          </table:table-cell>
        </table:table-row>
        <table:table-row>
          <table:table-cell table:style-name="Table2.A2" office:value-type="string">
            <text:p text:style-name="P5">Postconditions</text:p>
          </table:table-cell>
          <table:table-cell table:style-name="Table2.B2" office:value-type="string">
            <text:p text:style-name="P8"><text:bookmark text:name="result_box5"/>The actor has executed a functionality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5">Code</text:p>
          </table:table-cell>
          <table:table-cell table:style-name="Tabla2.B1" office:value-type="string">
            <text:p text:style-name="P1">UC04</text:p>
          </table:table-cell>
        </table:table-row>
        <table:table-row>
          <table:table-cell table:style-name="Tabla2.A2" office:value-type="string">
            <text:p text:style-name="P5">Name</text:p>
          </table:table-cell>
          <table:table-cell table:style-name="Tabla2.B2" office:value-type="string">
            <text:p text:style-name="P1">Management his profile</text:p>
          </table:table-cell>
        </table:table-row>
        <table:table-row>
          <table:table-cell table:style-name="Tabla2.A2" office:value-type="string">
            <text:p text:style-name="P5">Author</text:p>
          </table:table-cell>
          <table:table-cell table:style-name="Tabla2.B2" office:value-type="string">
            <text:p text:style-name="P1">Sergio Baena López</text:p>
          </table:table-cell>
        </table:table-row>
        <table:table-row>
          <table:table-cell table:style-name="Tabla2.A2" office:value-type="string">
            <text:p text:style-name="P5">Date</text:p>
          </table:table-cell>
          <table:table-cell table:style-name="Tabla2.B2" office:value-type="string">
            <text:p text:style-name="P6">2014-05-07</text:p>
          </table:table-cell>
        </table:table-row>
        <table:table-row>
          <table:table-cell table:style-name="Tabla2.A2" office:value-type="string">
            <text:p text:style-name="P5">Description</text:p>
          </table:table-cell>
          <table:table-cell table:style-name="Tabla2.B2" office:value-type="string">
            <text:p text:style-name="P2"><text:bookmark text:name="result_box7"/>The actor can view, modify and delete his profile.</text:p>
          </table:table-cell>
        </table:table-row>
        <table:table-row>
          <table:table-cell table:style-name="Tabla2.A2" office:value-type="string">
            <text:p text:style-name="P5">Actors</text:p>
          </table:table-cell>
          <table:table-cell table:style-name="Tabla2.B2" office:value-type="string">
            <text:p text:style-name="P1">Student</text:p>
          </table:table-cell>
        </table:table-row>
        <table:table-row>
          <table:table-cell table:style-name="Tabla2.A2" office:value-type="string">
            <text:p text:style-name="P5">Preconditions</text:p>
          </table:table-cell>
          <table:table-cell table:style-name="Tabla2.B2" office:value-type="string">
            <text:p text:style-name="P2">The user session must be open.</text:p>
          </table:table-cell>
        </table:table-row>
        <table:table-row>
          <table:table-cell table:style-name="Tabla2.A2" office:value-type="string">
            <text:p text:style-name="P5">Normal flow</text:p>
          </table:table-cell>
          <table:table-cell table:style-name="Tabla2.B2" office:value-type="string">
            <text:p text:style-name="P2"><text:bookmark text:name="result_box15"/>1. The actor requested the option to manage their profile</text:p>
            <text:p text:style-name="P4"><text:bookmark text:name="result_box16"/><text:span text:style-name="T5">2. </text:span><text:bookmark text:name="result_box6"/><text:span text:style-name="T5">The system has five forms, filled. The first contains the attributes of the student (table </text:span><text:span text:style-name="T6">User</text:span><text:span text:style-name="T5"> and </text:span><text:span text:style-name="T6">Student</text:span><text:span text:style-name="T5">), the second contains the attributes of the student ranking of a specific game (read only fields), the third in another and so, successively. In addition, the bottom, we have two buttons, namely </text:span><text:span text:style-name="T6">Guardar</text:span><text:span text:style-name="T5"> and </text:span><text:span text:style-name="T6">Eliminar cuenta</text:span><text:span text:style-name="T5">.</text:span></text:p>
            <text:p text:style-name="P2"><text:bookmark text:name="result_box17"/><text:s text:c="7"/>2.1. The actor displays his profile data</text:p>
            <text:p text:style-name="P2"><text:bookmark text:name="result_box25"/><text:s text:c="7"/>2.2. The actor modifies any of his profile data (first form)</text:p>
            <text:p text:style-name="P4"><text:bookmark text:name="result_box31"/><text:span text:style-name="T5"><text:s text:c="16"/>2.2.1. The actor clicks the </text:span><text:span text:style-name="T6">Guardar</text:span><text:span text:style-name="T5"> button.</text:span></text:p>
            <text:p text:style-name="P2"><text:bookmark text:name="result_box37"/><text:s text:c="16"/>2.2.2. The system validates the data.</text:p>
            <text:p text:style-name="P4"><text:bookmark text:name="result_box21"/><text:span text:style-name="T5"><text:s text:c="16"/>2.2.3. </text:span><text:bookmark text:name="result_box59"/><text:span text:style-name="T5">The system updates the active user (stored in the session).</text:span></text:p>
            <text:p text:style-name="P4"><text:bookmark text:name="result_box29"/><text:s text:c="16"/>2.2.4. The system displays the screen <text:span text:style-name="T8">Tu perfil ha sido modificado <text:s text:c="40"/>. <text:s text:c="13"/>correctamente</text:span>.</text:p>
            <text:p text:style-name="P4"><text:bookmark text:name="result_box38"/><text:s text:c="7"/>2.3. The actor clicks the <text:span text:style-name="T8">Eliminar cuenta</text:span> button.</text:p>
            <text:p text:style-name="P4"><text:s text:c="16"/>2.3.1. <text:bookmark text:name="result_box41"/>The system launches a <text:span text:style-name="T8">confirm</text:span> to the actor asking if he is sure he <text:s/>. <text:s text:c="14"/>wants to delete his account.</text:p>
            <text:p text:style-name="P4"><text:bookmark text:name="result_box39"/><text:s text:c="16"/>2.3.2. The system makes a <text:span text:style-name="T8">DELETE</text:span> table <text:span text:style-name="T8">User</text:span>, <text:span text:style-name="T8">Student</text:span>. And <text:s/>also, last <text:s/>. <text:s text:c="14"/>four <text:span text:style-name="T8">DELETE's</text:span> on the table <text:span text:style-name="T8">Ranking</text:span> eliminating the rankings <text:s text:c="39"/>. <text:s text:c="14"/>associated actor.</text:p>
            <text:p text:style-name="P4"><text:s text:c="16"/>2.3.3. The system close the user session.</text:p>
            <text:p text:style-name="P4"><text:bookmark text:name="result_box40"/><text:s text:c="16"/>2.3.4. The system shows the actor the message <text:span text:style-name="T8">Tu cuenta ha sido <text:s text:c="29"/>. <text:s text:c="14"/>eliminada correctamente </text:span><text:span text:style-name="T20">(alert)</text:span>.</text:p>
            <text:p text:style-name="P4"><text:s text:c="16"/>2.3.5. <text:bookmark text:name="result_box42"/>The system redirects the web to the home page.</text:p>
          </table:table-cell>
        </table:table-row>
        <table:table-row>
          <table:table-cell table:style-name="Tabla2.A2" office:value-type="string">
            <text:p text:style-name="P5">Alternative flow</text:p>
          </table:table-cell>
          <table:table-cell table:style-name="Tabla2.B2" office:value-type="string">
            <text:p text:style-name="P7">2.2.2.1. <text:bookmark text:name="result_box44"/>The system discovers that some data is incorrect.</text:p>
            <text:p text:style-name="P7">2.2.2.2. <text:bookmark text:name="result_box45"/>The system displays an error message indicating the errors found.</text:p>
            <text:p text:style-name="P7"><text:span text:style-name="T18">2.2.2.3. </text:span><text:bookmark text:name="result_box46"/>The system puts the wrong fields in red.</text:p>
            <text:p text:style-name="P7">2.3.1.1. <text:bookmark text:name="result_box47"/>The actor has indicated a "no" on the "confirm".</text:p>
          </table:table-cell>
        </table:table-row>
        <table:table-row>
          <table:table-cell table:style-name="Tabla2.A2" office:value-type="string">
            <text:p text:style-name="P5">Postconditions</text:p>
          </table:table-cell>
          <table:table-cell table:style-name="Tabla2.B2" office:value-type="string">
            <text:p text:style-name="P9"><text:bookmark text:name="result_box43"/><text:span text:style-name="T17">If the actor has not just looked at </text:span><text:span text:style-name="T17">his</text:span><text:span text:style-name="T17"> profile, </text:span><text:bookmark text:name="result_box61"/>the user stored in the session must have been modified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5">Code</text:p>
          </table:table-cell>
          <table:table-cell table:style-name="Table3.B1" office:value-type="string">
            <text:p text:style-name="P1">UC05</text:p>
          </table:table-cell>
        </table:table-row>
        <table:table-row>
          <table:table-cell table:style-name="Table3.A2" office:value-type="string">
            <text:p text:style-name="P5">Name</text:p>
          </table:table-cell>
          <table:table-cell table:style-name="Table3.B2" office:value-type="string">
            <text:p text:style-name="P1">Play the game of counting the number of syllables</text:p>
          </table:table-cell>
        </table:table-row>
        <table:table-row>
          <table:table-cell table:style-name="Table3.A2" office:value-type="string">
            <text:p text:style-name="P5">Author</text:p>
          </table:table-cell>
          <table:table-cell table:style-name="Table3.B2" office:value-type="string">
            <text:p text:style-name="P1">Sergio Baena López</text:p>
          </table:table-cell>
        </table:table-row>
        <table:table-row>
          <table:table-cell table:style-name="Table3.A2" office:value-type="string">
            <text:p text:style-name="P5">Date</text:p>
          </table:table-cell>
          <table:table-cell table:style-name="Table3.B2" office:value-type="string">
            <text:p text:style-name="P6">2014-05-08</text:p>
          </table:table-cell>
        </table:table-row>
        <table:table-row>
          <table:table-cell table:style-name="Table3.A2" office:value-type="string">
            <text:p text:style-name="P5">Description</text:p>
          </table:table-cell>
          <table:table-cell table:style-name="Table3.B2" office:value-type="string">
            <text:p text:style-name="P2">The actor plays <text:span text:style-name="T10">the game of counting the number of syllables</text:span></text:p>
          </table:table-cell>
        </table:table-row>
        <table:table-row>
          <table:table-cell table:style-name="Table3.A2" office:value-type="string">
            <text:p text:style-name="P5">Actors</text:p>
          </table:table-cell>
          <table:table-cell table:style-name="Table3.B2" office:value-type="string">
            <text:p text:style-name="P1">Student</text:p>
          </table:table-cell>
        </table:table-row>
        <table:table-row>
          <table:table-cell table:style-name="Table3.A2" office:value-type="string">
            <text:p text:style-name="P5">Preconditions</text:p>
          </table:table-cell>
          <table:table-cell table:style-name="Table3.B2" office:value-type="string">
            <text:p text:style-name="P2">The user session must be open.</text:p>
          </table:table-cell>
        </table:table-row>
        <table:table-row>
          <table:table-cell table:style-name="Table3.A2" office:value-type="string">
            <text:p text:style-name="P5">Normal flow</text:p>
          </table:table-cell>
          <table:table-cell table:style-name="Table3.B2" office:value-type="string">
            <text:p text:style-name="P4"><text:bookmark text:name="result_box48"/>1. The actor requested the option to play this game.</text:p>
            <text:p text:style-name="P4">2. <text:bookmark text:name="result_box49"/>The system shows, first, a text decribes the game (<text:span text:style-name="T8">short_description</text:span>), second game scores (<text:span text:style-name="T8">p</text:span><text:span text:style-name="T8">unctuation_at_the_first_attempt</text:span> and <text:span text:style-name="T8">p</text:span><text:span text:style-name="T8">unctuation_at_the_second_attempt</text:span>) and, finally, two buttons, namely, <text:span text:style-name="T8">Jugar ahora</text:span> and <text:span text:style-name="T8">Ver reglas</text:span>.</text:p>
            <text:p text:style-name="P4"><text:s text:c="8"/>2.1. <text:bookmark text:name="result_box50"/>The actor clicks the <text:span text:style-name="T8">Jugar ahora</text:span> button.</text:p>
            <text:p text:style-name="P4"><text:s text:c="18"/>2.1.1. <text:bookmark text:name="result_box51"/>The system changes the contents by a word (from the DB), the <text:s text:c="4"/>. <text:s text:c="16"/>time remaining to the actor, and the number of attempts.</text:p>
            <text:p text:style-name="P4"><text:s text:c="17"/>2.1.2. <text:bookmark text:name="result_box53"/>The actor press the number of syllables believes there within <text:s text:c="8"/>. <text:s text:c="16"/>time.</text:p>
            <text:p text:style-name="P4"><text:s text:c="18"/>2.1.3. <text:bookmark text:name="result_box54"/>The system indicates that the actor has correctly the word.</text:p>
            <text:p text:style-name="P4"><text:s text:c="18"/>2.1.4. <text:bookmark text:name="result_box55"/>The system displayed again a new word, and thus successively.</text:p>
            <text:p text:style-name="P4"><text:s text:c="18"/>2.1.5. <text:bookmark text:name="result_box57"/>The system displays the end of the game, statistics of this game <text:s text:c="3"/>. <text:s text:c="16"/>and statistics every game. <text:bookmark text:name="result_box58"/>The bottom, there will be a button to play <text:s text:c="4"/>. <text:s text:c="16"/>again.</text:p>
            <text:p text:style-name="P4"><text:s text:c="7"/>2.2. The actor clicks the <text:span text:style-name="T8">Ver reglas</text:span> button.</text:p>
            <text:p text:style-name="P4"><text:s text:c="18"/>2.2.1. <text:bookmark text:name="result_box60"/>The system shows the actor rules of the game together with a <text:s text:c="19"/>. <text:s text:c="16"/>button <text:span text:style-name="T8">Jugar ahora</text:span>.</text:p>
          </table:table-cell>
        </table:table-row>
        <table:table-row>
          <table:table-cell table:style-name="Table3.A2" office:value-type="string">
            <text:p text:style-name="P5">Alternative flow</text:p>
          </table:table-cell>
          <table:table-cell table:style-name="Table3.B2" office:value-type="string">
            <text:p text:style-name="P7">2.1.1.1. <text:bookmark text:name="result_box62"/>The actor does not press a key on the time his has.</text:p>
            <text:p text:style-name="P7">2.1.1.2.<text:bookmark text:name="result_box63"/> The actor lost an attempt or loses this word. <text:bookmark text:name="result_box65"/>If lost, a new word appears.</text:p>
            <text:p text:style-name="P7">2.1.2.1. <text:bookmark text:name="result_box52"/>The system indicates that it is wrong and adds one more try.</text:p>
            <text:p text:style-name="P7">2.1.2.2. <text:bookmark text:name="result_box56"/>The system indicates that the actor has pressed a key that is not a number.</text:p>
          </table:table-cell>
        </table:table-row>
        <table:table-row>
          <table:table-cell table:style-name="Table3.A2" office:value-type="string">
            <text:p text:style-name="P5">Postconditions</text:p>
          </table:table-cell>
          <table:table-cell table:style-name="Table3.B2" office:value-type="string">
            <text:p text:style-name="P8"><text:bookmark text:name="result_box67"/>The ranking stored in the session has been updated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5">Code</text:p>
          </table:table-cell>
          <table:table-cell table:style-name="Table4.B1" office:value-type="string">
            <text:p text:style-name="P1">UC06</text:p>
          </table:table-cell>
        </table:table-row>
        <table:table-row>
          <table:table-cell table:style-name="Table4.A2" office:value-type="string">
            <text:p text:style-name="P5">Name</text:p>
          </table:table-cell>
          <table:table-cell table:style-name="Table4.B2" office:value-type="string">
            <text:p text:style-name="P1">Play the game to find monosyllabic words</text:p>
          </table:table-cell>
        </table:table-row>
        <table:table-row>
          <table:table-cell table:style-name="Table4.A2" office:value-type="string">
            <text:p text:style-name="P5">Author</text:p>
          </table:table-cell>
          <table:table-cell table:style-name="Table4.B2" office:value-type="string">
            <text:p text:style-name="P1">Sergio Baena López</text:p>
          </table:table-cell>
        </table:table-row>
        <table:table-row>
          <table:table-cell table:style-name="Table4.A2" office:value-type="string">
            <text:p text:style-name="P5">Date</text:p>
          </table:table-cell>
          <table:table-cell table:style-name="Table4.B2" office:value-type="string">
            <text:p text:style-name="P6">2014-05-08</text:p>
          </table:table-cell>
        </table:table-row>
        <table:table-row>
          <table:table-cell table:style-name="Table4.A2" office:value-type="string">
            <text:p text:style-name="P5">Description</text:p>
          </table:table-cell>
          <table:table-cell table:style-name="Table4.B2" office:value-type="string">
            <text:p text:style-name="P2">The actor plays <text:span text:style-name="T10">the game to find monosyllabic words</text:span></text:p>
          </table:table-cell>
        </table:table-row>
        <table:table-row>
          <table:table-cell table:style-name="Table4.A2" office:value-type="string">
            <text:p text:style-name="P5">Actors</text:p>
          </table:table-cell>
          <table:table-cell table:style-name="Table4.B2" office:value-type="string">
            <text:p text:style-name="P1">Student</text:p>
          </table:table-cell>
        </table:table-row>
        <table:table-row>
          <table:table-cell table:style-name="Table4.A2" office:value-type="string">
            <text:p text:style-name="P5">Preconditions</text:p>
          </table:table-cell>
          <table:table-cell table:style-name="Table4.B2" office:value-type="string">
            <text:p text:style-name="P2">The user session must be open.</text:p>
          </table:table-cell>
        </table:table-row>
        <table:table-row>
          <table:table-cell table:style-name="Table4.A2" office:value-type="string">
            <text:p text:style-name="P5">Normal flow</text:p>
          </table:table-cell>
          <table:table-cell table:style-name="Table4.B2" office:value-type="string">
            <text:p text:style-name="P4">1. The actor requested the option to play this game.</text:p>
            <text:p text:style-name="P4">2. <text:bookmark text:name="result_box492"/>The system shows, first, a text decribes the game (<text:span text:style-name="T8">short_description</text:span>), second game scores (<text:span text:style-name="T8">p</text:span><text:span text:style-name="T8">unctuation_at_the_first_attempt</text:span> and, finally, two buttons, namely, <text:span text:style-name="T8">Jugar ahora</text:span> and <text:span text:style-name="T8">Ver reglas</text:span>.</text:p>
            <text:p text:style-name="P4"><text:s text:c="9"/>2.1. <text:bookmark text:name="result_box502"/>The actor clicks the <text:span text:style-name="T8">Jugar ahora</text:span> button.</text:p>
            <text:p text:style-name="P4"><text:s text:c="18"/>2.1.1. <text:bookmark text:name="result_box69"/>The system displays a list of words with some monosyllabic <text:s text:c="19"/>. <text:s text:c="16"/>with a checkbox next to her, then the time remaining and, finally, the <text:s text:c="23"/>. <text:s text:c="16"/><text:span text:style-name="T8">Aceptar</text:span> button.</text:p>
            <text:p text:style-name="P4"><text:s text:c="18"/>2.1.2. <text:bookmark text:name="result_box70"/>The actor checks the words believes appropriate.</text:p>
            <text:p text:style-name="P4"><text:s text:c="18"/>2.1.3. <text:bookmark text:name="result_box75"/>The actor clicks the <text:span text:style-name="T8">Aceptar</text:span> within the proper time.</text:p>
            <text:p text:style-name="P4"><text:s text:c="18"/>2.1.4. <text:bookmark text:name="result_box77"/>The system indicates that your choice is correct.</text:p>
            <text:p text:style-name="P4"><text:s text:c="18"/>2.1.5. <text:bookmark text:name="result_box552"/>The system displayed again a new list of words, and thus <text:s text:c="26"/>. <text:s text:c="16"/>successively.</text:p>
            <text:p text:style-name="P4"><text:s text:c="18"/>2.1.6. <text:bookmark text:name="result_box572"/>The system displays the end of the game, statistics of this game <text:s text:c="3"/>. <text:s text:c="16"/>and statistics every game. <text:bookmark text:name="result_box582"/>The bottom, there will be a button to play <text:s text:c="4"/>. <text:s text:c="16"/>again.</text:p>
            <text:p text:style-name="P4"><text:s text:c="11"/>2.2. The actor clicks the <text:span text:style-name="T8">Ver reglas</text:span> button.</text:p>
            <text:p text:style-name="P4"><text:span text:style-name="T21"><text:s text:c="17"/></text:span><text:span text:style-name="T22"><text:s/></text:span><text:span text:style-name="T22">2.2.1. </text:span><text:bookmark text:name="result_box602"/><text:span text:style-name="T22">The system shows the actor rules of the game together with </text:span><text:span text:style-name="T22">a</text:span><text:span text:style-name="T22"> <text:s text:c="17"/>. <text:s text:c="16"/>button </text:span><text:span text:style-name="T9">Jugar ahora</text:span><text:span text:style-name="T22">.</text:span></text:p>
          </table:table-cell>
        </table:table-row>
        <table:table-row>
          <table:table-cell table:style-name="Table4.A2" office:value-type="string">
            <text:p text:style-name="P5">Alternative flow</text:p>
          </table:table-cell>
          <table:table-cell table:style-name="Table4.B2" office:value-type="string">
            <text:p text:style-name="P7">2.1.2.1. <text:bookmark text:name="result_box79"/>The actor did not click the <text:span text:style-name="T8">Aceptar </text:span>button and the time is already past.</text:p>
            <text:p text:style-name="P7">2.1.2.2. <text:bookmark text:name="result_box80"/>The system shown any successful word</text:p>
            <text:p text:style-name="P7">2.1.2.3. <text:bookmark text:name="result_box81"/>The system again displays a list of words and thus successively.</text:p>
            <text:p text:style-name="P4">2.1.3.1. <text:bookmark text:name="result_box82"/>The system indicates that the selected words do not correspond to 100%.</text:p>
            <text:p text:style-name="P4">2.1.3.2. <text:s/><text:bookmark text:name="result_box811"/>The system again displays a list of words and thus successively.</text:p>
          </table:table-cell>
        </table:table-row>
        <table:table-row>
          <table:table-cell table:style-name="Table4.A2" office:value-type="string">
            <text:p text:style-name="P5">Postconditions</text:p>
          </table:table-cell>
          <table:table-cell table:style-name="Table4.B2" office:value-type="string">
            <text:p text:style-name="P8">The ranking stored in the session has been updated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5">Code</text:p>
          </table:table-cell>
          <table:table-cell table:style-name="Table5.B1" office:value-type="string">
            <text:p text:style-name="P1">UC07</text:p>
          </table:table-cell>
        </table:table-row>
        <table:table-row>
          <table:table-cell table:style-name="Table5.A2" office:value-type="string">
            <text:p text:style-name="P5">Name</text:p>
          </table:table-cell>
          <table:table-cell table:style-name="Table5.B2" office:value-type="string">
            <text:p text:style-name="P1">Play the game of cataloging words by acute, plain or antepenultimate.</text:p>
          </table:table-cell>
        </table:table-row>
        <table:table-row>
          <table:table-cell table:style-name="Table5.A2" office:value-type="string">
            <text:p text:style-name="P5">Author</text:p>
          </table:table-cell>
          <table:table-cell table:style-name="Table5.B2" office:value-type="string">
            <text:p text:style-name="P1">Sergio Baena López</text:p>
          </table:table-cell>
        </table:table-row>
        <table:table-row>
          <table:table-cell table:style-name="Table5.A2" office:value-type="string">
            <text:p text:style-name="P5">Date</text:p>
          </table:table-cell>
          <table:table-cell table:style-name="Table5.B2" office:value-type="string">
            <text:p text:style-name="P6">2014-05-08</text:p>
          </table:table-cell>
        </table:table-row>
        <table:table-row>
          <table:table-cell table:style-name="Table5.A2" office:value-type="string">
            <text:p text:style-name="P5">Description</text:p>
          </table:table-cell>
          <table:table-cell table:style-name="Table5.B2" office:value-type="string">
            <text:p text:style-name="P2">The actor plays <text:span text:style-name="T10">he game </text:span><text:span text:style-name="T10">of cataloging words by acute, plain or antepenultimate.</text:span></text:p>
          </table:table-cell>
        </table:table-row>
        <table:table-row>
          <table:table-cell table:style-name="Table5.A2" office:value-type="string">
            <text:p text:style-name="P5">Actors</text:p>
          </table:table-cell>
          <table:table-cell table:style-name="Table5.B2" office:value-type="string">
            <text:p text:style-name="P1">Student</text:p>
          </table:table-cell>
        </table:table-row>
        <table:table-row>
          <table:table-cell table:style-name="Table5.A2" office:value-type="string">
            <text:p text:style-name="P5">Preconditions</text:p>
          </table:table-cell>
          <table:table-cell table:style-name="Table5.B2" office:value-type="string">
            <text:p text:style-name="P2">The user session must be open.</text:p>
          </table:table-cell>
        </table:table-row>
        <table:table-row>
          <table:table-cell table:style-name="Table5.A2" office:value-type="string">
            <text:p text:style-name="P5">Normal flow</text:p>
          </table:table-cell>
          <table:table-cell table:style-name="Table5.B2" office:value-type="string">
            <text:p text:style-name="P4">1. The actor requested the option to play this game.</text:p>
            <text:p text:style-name="P4"><text:span text:style-name="T22">2. The system shows, first, a text decribes the game (</text:span><text:span text:style-name="T9">short_description</text:span><text:span text:style-name="T22">), second game scores (</text:span><text:span text:style-name="T9">p</text:span><text:span text:style-name="T9">unctuation_at_the_first_attempt</text:span><text:span text:style-name="T22"> and </text:span><text:span text:style-name="T9">p</text:span><text:span text:style-name="T9">unctuation_at_the_second_attempt</text:span><text:span text:style-name="T22">) and, finally, two buttons, namely, </text:span><text:span text:style-name="T9">Jugar ahora</text:span><text:span text:style-name="T22"> and </text:span><text:span text:style-name="T9">Ver reglas</text:span><text:span text:style-name="T22">.</text:span></text:p>
            <text:p text:style-name="P4"><text:span text:style-name="T22"><text:s text:c="12"/>2.1. </text:span><text:bookmark text:name="result_box5022"/><text:span text:style-name="T22">The actor clicks the </text:span><text:span text:style-name="T9">Jugar ahora</text:span><text:span text:style-name="T22"> button.</text:span></text:p>
            <text:p text:style-name="P4"><text:span text:style-name="T22"><text:s text:c="22"/>2.1.1. </text:span><text:bookmark text:name="result_box84"/><text:span text:style-name="T22">The system displays a word, three options (acute, flat and <text:s text:c="24"/>. <text:s text:c="20"/>antepenultimate) along with a radiobutton, the remaining time <text:s text:c="18"/>. <text:s text:c="20"/>and the number of attempts.</text:span></text:p>
            <text:p text:style-name="P4"><text:span text:style-name="T22"><text:s text:c="22"/>2.1.2. </text:span><text:bookmark text:name="result_box85"/><text:span text:style-name="T22">The actor checked an option within the correct time interval.</text:span></text:p>
            <text:p text:style-name="P4"><text:span text:style-name="T22"><text:s text:c="22"/>2.1.3. </text:span><text:bookmark text:name="result_box86"/><text:span text:style-name="T22">The system verifies that it is a valid response.</text:span></text:p>
            <text:p text:style-name="P4"><text:span text:style-name="T22"><text:s text:c="22"/>2.1.4. </text:span><text:bookmark text:name="result_box87"/><text:span text:style-name="T22">The system reports that the answer is correct.</text:span></text:p>
            <text:p text:style-name="P4"><text:span text:style-name="T22"><text:s text:c="22"/>2.2.5. </text:span><text:span text:style-name="T22">The system displayed again a new word, and thus <text:s text:c="40"/>. <text:s text:c="20"/>successively.</text:span></text:p>
            <text:p text:style-name="P4"><text:span text:style-name="T22"><text:s text:c="22"/>2.1.6. <text:s/></text:span><text:bookmark text:name="result_box5722"/><text:span text:style-name="T22">The system displays the end of the game, statistics of this <text:s text:c="22"/>. <text:s text:c="20"/>game and statistics every game. </text:span><text:bookmark text:name="result_box5822"/><text:span text:style-name="T22">The bottom, there will be a button <text:s text:c="19"/>. <text:s text:c="20"/>to play again.</text:span></text:p>
            <text:p text:style-name="P4"><text:s text:c="12"/>2.2. The actor clicks the <text:span text:style-name="T8">Ver reglas</text:span> button.</text:p>
            <text:p text:style-name="P4"><text:span text:style-name="T21"><text:s text:c="17"/></text:span><text:span text:style-name="T22"><text:s text:c="5"/></text:span><text:span text:style-name="T22">2.2.1. The system shows the actor rules of the game together with </text:span><text:span text:style-name="T22">a</text:span><text:span text:style-name="T22"> <text:s text:c="17"/>. <text:s text:c="20"/>button </text:span><text:span text:style-name="T9">Jugar ahora</text:span><text:span text:style-name="T22">.</text:span></text:p>
          </table:table-cell>
        </table:table-row>
        <table:table-row>
          <table:table-cell table:style-name="Table5.A2" office:value-type="string">
            <text:p text:style-name="P5">Alternative flow</text:p>
          </table:table-cell>
          <table:table-cell table:style-name="Table5.B2" office:value-type="string">
            <text:p text:style-name="P4"><text:span text:style-name="T22">2.1.1.1. </text:span><text:bookmark text:name="result_box89"/><text:span text:style-name="T22">The actor does not check any option on all the time.</text:span></text:p>
            <text:p text:style-name="P19"><text:bookmark text:name="result_box64"/><text:span text:style-name="T16">2.1.1.2. </text:span><text:span text:style-name="T11">The system tells the actor that the time is over and it increases a try.</text:span> </text:p>
            <text:p text:style-name="P19"><text:bookmark text:name="result_box66"/><text:s text:c="11"/>2.1.1.2.1. <text:span text:style-name="T11">Step </text:span><text:span text:style-name="T12">2.1.1</text:span><text:span text:style-name="T11"> runs if more attempts are not possible.</text:span> </text:p>
            <text:p text:style-name="P19"><text:bookmark text:name="result_box68"/><text:s text:c="11"/>2.1.1.2.2. <text:span text:style-name="T11">The system deselects the radiobutton, put back a new time and <text:s text:c="21"/>. <text:s text:c="9"/>indicates that now is the second attempt. All this, in case a possible retry.</text:span> </text:p>
            <text:p text:style-name="P19"><text:bookmark text:name="result_box71"/><text:s text:c="21"/>2.1.1.2.2.1. <text:span text:style-name="T14">It runs from step </text:span><text:span text:style-name="T12">2.1.1</text:span><text:span text:style-name="T14">. </text:span></text:p>
            <text:p text:style-name="P19"><text:bookmark text:name="result_box72"/><text:span text:style-name="T15">2.1.3.1. The system indicates that it is not the right answer.</text:span></text:p>
            <text:p text:style-name="P19"><text:bookmark text:name="result_box73"/><text:span text:style-name="T15">2.1.3.2. The system increases a try. </text:span></text:p>
            <text:p text:style-name="P19"><text:bookmark text:name="result_box74"/><text:span text:style-name="T11">2.1.3.3. It runs what it contains step 2.1.1.2</text:span> </text:p>
          </table:table-cell>
        </table:table-row>
        <table:table-row table:style-name="Table5.10">
          <table:table-cell table:style-name="Table5.A2" office:value-type="string">
            <text:p text:style-name="P5">Postconditions</text:p>
          </table:table-cell>
          <table:table-cell table:style-name="Table5.B2" office:value-type="string">
            <text:p text:style-name="P8">The ranking stored in the session has been updated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ext:soft-page-break/>
        <table:table-row table:style-name="Tabla3.1">
          <table:table-cell table:style-name="Tabla3.A1" office:value-type="string">
            <text:p text:style-name="P5">Code</text:p>
          </table:table-cell>
          <table:table-cell table:style-name="Tabla3.B1" office:value-type="string">
            <text:p text:style-name="P1">UC08</text:p>
          </table:table-cell>
        </table:table-row>
        <table:table-row>
          <table:table-cell table:style-name="Tabla3.A2" office:value-type="string">
            <text:p text:style-name="P5">Name</text:p>
          </table:table-cell>
          <table:table-cell table:style-name="Tabla3.B2" office:value-type="string">
            <text:p text:style-name="P1">Play the game to indicate whether that words has an accent or not</text:p>
          </table:table-cell>
        </table:table-row>
        <table:table-row>
          <table:table-cell table:style-name="Tabla3.A2" office:value-type="string">
            <text:p text:style-name="P5">Author</text:p>
          </table:table-cell>
          <table:table-cell table:style-name="Tabla3.B2" office:value-type="string">
            <text:p text:style-name="P1">Sergio Baena López</text:p>
          </table:table-cell>
        </table:table-row>
        <table:table-row>
          <table:table-cell table:style-name="Tabla3.A2" office:value-type="string">
            <text:p text:style-name="P5">Date</text:p>
          </table:table-cell>
          <table:table-cell table:style-name="Tabla3.B2" office:value-type="string">
            <text:p text:style-name="P6">2014-05-08</text:p>
          </table:table-cell>
        </table:table-row>
        <table:table-row>
          <table:table-cell table:style-name="Tabla3.A2" office:value-type="string">
            <text:p text:style-name="P5">Description</text:p>
          </table:table-cell>
          <table:table-cell table:style-name="Tabla3.B2" office:value-type="string">
            <text:p text:style-name="P2">The actor plays<text:span text:style-name="T10"> the game to indicate whether that words has an accent or not</text:span></text:p>
          </table:table-cell>
        </table:table-row>
        <table:table-row>
          <table:table-cell table:style-name="Tabla3.A2" office:value-type="string">
            <text:p text:style-name="P5">Actors</text:p>
          </table:table-cell>
          <table:table-cell table:style-name="Tabla3.B2" office:value-type="string">
            <text:p text:style-name="P1">Student</text:p>
          </table:table-cell>
        </table:table-row>
        <table:table-row>
          <table:table-cell table:style-name="Tabla3.A2" office:value-type="string">
            <text:p text:style-name="P5">Preconditions</text:p>
          </table:table-cell>
          <table:table-cell table:style-name="Tabla3.B2" office:value-type="string">
            <text:p text:style-name="P2">The user session must be open.</text:p>
          </table:table-cell>
        </table:table-row>
        <table:table-row>
          <table:table-cell table:style-name="Tabla3.A2" office:value-type="string">
            <text:p text:style-name="P5">Normal flow</text:p>
          </table:table-cell>
          <table:table-cell table:style-name="Tabla3.B2" office:value-type="string">
            <text:p text:style-name="P4">1. The actor requested the option to play this game.</text:p>
            <text:p text:style-name="P4"><text:span text:style-name="T22">2. The system shows, first, a text decribes the game (</text:span><text:span text:style-name="T9">short_description</text:span><text:span text:style-name="T22">), second game scores (</text:span><text:span text:style-name="T9">punctuation_at_the_first_attempt</text:span><text:span text:style-name="T22">) and, finally, two buttons, namely, </text:span><text:span text:style-name="T9">Jugar ahora</text:span><text:span text:style-name="T22"> and </text:span><text:span text:style-name="T9">Ver reglas</text:span><text:span text:style-name="T22">.</text:span></text:p>
            <text:p text:style-name="P4"><text:span text:style-name="T22"><text:s text:c="12"/>2.1. </text:span><text:bookmark text:name="result_box50221"/><text:span text:style-name="T22">The actor clicks the </text:span><text:span text:style-name="T9">Jugar ahora</text:span><text:span text:style-name="T22"> button.</text:span></text:p>
            <text:p text:style-name="P4"><text:span text:style-name="T22"><text:s text:c="22"/>2.1.1. </text:span><text:bookmark text:name="result_box841"/><text:span text:style-name="T22">The system displays a word, three options </text:span><text:span text:style-name="T9">(Tiene acento, No <text:s text:c="3"/>. <text:s text:c="20"/>tiene acento)</text:span><text:span text:style-name="T22"> along with a radiobutton, the remaining time <text:s text:c="18"/>. <text:s text:c="20"/></text:span><text:span text:style-name="T19">and the number of attempts.</text:span></text:p>
            <text:p text:style-name="P4"><text:span text:style-name="T22"><text:s text:c="22"/>2.1.2. </text:span><text:bookmark text:name="result_box851"/><text:span text:style-name="T22">The actor checked an option within the correct time interval.</text:span></text:p>
            <text:p text:style-name="P4"><text:span text:style-name="T22"><text:s text:c="22"/>2.1.3. </text:span><text:bookmark text:name="result_box861"/><text:span text:style-name="T22">The system verifies that it is a valid response.</text:span></text:p>
            <text:p text:style-name="P4"><text:span text:style-name="T22"><text:s text:c="22"/>2.1.4. </text:span><text:bookmark text:name="result_box871"/><text:span text:style-name="T22">The system reports that the answer is correct.</text:span></text:p>
            <text:p text:style-name="P4"><text:span text:style-name="T22"><text:s text:c="22"/>2.2.5. The system displayed again a new word, and thus <text:s text:c="40"/>. <text:s text:c="20"/>successively.</text:span></text:p>
            <text:p text:style-name="P4"><text:span text:style-name="T22"><text:s text:c="22"/>2.1.6. <text:s/></text:span><text:bookmark text:name="result_box57221"/><text:span text:style-name="T22">The system displays the end of the game, statistics of this <text:s text:c="22"/>. <text:s text:c="20"/>game and statistics every game. </text:span><text:bookmark text:name="result_box58221"/><text:span text:style-name="T22">The bottom, there will be a button <text:s text:c="19"/>. <text:s text:c="20"/>to play again.</text:span></text:p>
            <text:p text:style-name="P4"><text:s text:c="12"/>2.2. The actor clicks the <text:span text:style-name="T8">Ver reglas</text:span> button.</text:p>
            <text:p text:style-name="P4"><text:span text:style-name="T21"><text:s text:c="17"/></text:span><text:span text:style-name="T22"><text:s text:c="5"/>2.2.1. The system shows the actor rules of the game together with a <text:s text:c="17"/>. <text:s text:c="20"/>button </text:span><text:span text:style-name="T9">Jugar ahora</text:span><text:span text:style-name="T22">.</text:span></text:p>
          </table:table-cell>
        </table:table-row>
        <table:table-row>
          <table:table-cell table:style-name="Tabla3.A2" office:value-type="string">
            <text:p text:style-name="P5">Alternative flow</text:p>
          </table:table-cell>
          <table:table-cell table:style-name="Tabla3.B2" office:value-type="string">
            <text:p text:style-name="P4"><text:span text:style-name="T22">2.1.1.1. </text:span><text:bookmark text:name="result_box891"/><text:span text:style-name="T22">The actor does not check any option on all the time.</text:span></text:p>
            <text:p text:style-name="P19"><text:bookmark text:name="result_box641"/><text:span text:style-name="T16">2.1.1.2. </text:span><text:span text:style-name="T11">The system tells the actor that the time is over </text:span></text:p>
            <text:p text:style-name="P19"><text:bookmark text:name="result_box661"/>2.1.1.3. <text:span text:style-name="T11">Step </text:span><text:span text:style-name="T12">2.1.1</text:span><text:span text:style-name="T11"> runs </text:span><text:bookmark text:name="result_box681"/><text:s text:c="4"/></text:p>
            <text:p text:style-name="P19"><text:bookmark text:name="result_box721"/><text:span text:style-name="T15">2.1.3.1. The system indicates that it is not the right answer.</text:span></text:p>
            <text:p text:style-name="P19"><text:span text:style-name="T16">2.1.3.2. It runs step 2.1.1</text:span></text:p>
          </table:table-cell>
        </table:table-row>
        <table:table-row table:style-name="Tabla3.10">
          <table:table-cell table:style-name="Tabla3.A2" office:value-type="string">
            <text:p text:style-name="P5">Postconditions</text:p>
          </table:table-cell>
          <table:table-cell table:style-name="Tabla3.B2" office:value-type="string">
            <text:p text:style-name="P8">The ranking stored in the session has been updated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ext:soft-page-break/>
        <table:table-row table:style-name="Tabla4.1">
          <table:table-cell table:style-name="Tabla4.A1" office:value-type="string">
            <text:p text:style-name="P5">Code</text:p>
          </table:table-cell>
          <table:table-cell table:style-name="Tabla4.B1" office:value-type="string">
            <text:p text:style-name="P1">UC09</text:p>
          </table:table-cell>
        </table:table-row>
        <table:table-row>
          <table:table-cell table:style-name="Tabla4.A2" office:value-type="string">
            <text:p text:style-name="P5">Name</text:p>
          </table:table-cell>
          <table:table-cell table:style-name="Tabla4.B2" office:value-type="string">
            <text:p text:style-name="P1">Display the rules</text:p>
          </table:table-cell>
        </table:table-row>
        <table:table-row>
          <table:table-cell table:style-name="Tabla4.A2" office:value-type="string">
            <text:p text:style-name="P5">Author</text:p>
          </table:table-cell>
          <table:table-cell table:style-name="Tabla4.B2" office:value-type="string">
            <text:p text:style-name="P1">Sergio Baena López</text:p>
          </table:table-cell>
        </table:table-row>
        <table:table-row>
          <table:table-cell table:style-name="Tabla4.A2" office:value-type="string">
            <text:p text:style-name="P5">Date</text:p>
          </table:table-cell>
          <table:table-cell table:style-name="Tabla4.B2" office:value-type="string">
            <text:p text:style-name="P6">2014-05-08</text:p>
          </table:table-cell>
        </table:table-row>
        <table:table-row>
          <table:table-cell table:style-name="Tabla4.A2" office:value-type="string">
            <text:p text:style-name="P5">Description</text:p>
          </table:table-cell>
          <table:table-cell table:style-name="Tabla4.B2" office:value-type="string">
            <text:p text:style-name="P2"><text:bookmark text:name="result_box76"/>The rules of a game is shown. </text:p>
          </table:table-cell>
        </table:table-row>
        <table:table-row>
          <table:table-cell table:style-name="Tabla4.A2" office:value-type="string">
            <text:p text:style-name="P5">Actors</text:p>
          </table:table-cell>
          <table:table-cell table:style-name="Tabla4.B2" office:value-type="string">
            <text:p text:style-name="P1">Student</text:p>
          </table:table-cell>
        </table:table-row>
        <table:table-row>
          <table:table-cell table:style-name="Tabla4.A2" office:value-type="string">
            <text:p text:style-name="P5">Preconditions</text:p>
          </table:table-cell>
          <table:table-cell table:style-name="Tabla4.B2" office:value-type="string">
            <text:p text:style-name="P2">The user session must be open.</text:p>
          </table:table-cell>
        </table:table-row>
        <table:table-row>
          <table:table-cell table:style-name="Tabla4.A2" office:value-type="string">
            <text:p text:style-name="P5">Normal flow</text:p>
          </table:table-cell>
          <table:table-cell table:style-name="Tabla4.B2" office:value-type="string">
            <text:p text:style-name="P19"><text:bookmark text:name="result_box78"/><text:span text:style-name="T16">1. The actor requested the option to see the rules of a particular game.</text:span></text:p>
            <text:p text:style-name="P19"><text:bookmark text:name="result_box83"/><text:span text:style-name="T16">2. The system displays on screen rules of the game in particular, and a button to play this game. </text:span></text:p>
            <text:p text:style-name="P20"><text:bookmark text:name="result_box88"/><text:span text:style-name="T16"><text:s text:c="11"/>2.1. The actor clicks on the </text:span><text:span text:style-name="T13">Jugar ahora</text:span><text:span text:style-name="T16">.</text:span></text:p>
            <text:p text:style-name="P20"><text:span text:style-name="T16"><text:s text:c="19"/>2.1.1. Runs the use case specific game. <text:s/></text:span></text:p>
            <text:p text:style-name="P20"><text:span text:style-name="T16"><text:s text:c="11"/>2.2. </text:span><text:bookmark text:name="result_box90"/><text:span text:style-name="T16">The actor did not click anything. </text:span></text:p>
          </table:table-cell>
        </table:table-row>
        <table:table-row>
          <table:table-cell table:style-name="Tabla4.A2" office:value-type="string">
            <text:p text:style-name="P5">Alternative flow</text:p>
          </table:table-cell>
          <table:table-cell table:style-name="Tabla4.B2" office:value-type="string">
            <text:p text:style-name="P19"><text:span text:style-name="T16"/></text:p>
          </table:table-cell>
        </table:table-row>
        <table:table-row table:style-name="Tabla4.10">
          <table:table-cell table:style-name="Tabla4.A2" office:value-type="string">
            <text:p text:style-name="P5">Postconditions</text:p>
          </table:table-cell>
          <table:table-cell table:style-name="Tabla4.B2" office:value-type="string">
            <text:p text:style-name="P8">Nothing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ext:soft-page-break/>
        <table:table-row table:style-name="Tabla5.1">
          <table:table-cell table:style-name="Tabla5.A1" office:value-type="string">
            <text:p text:style-name="P5">Code</text:p>
          </table:table-cell>
          <table:table-cell table:style-name="Tabla5.B1" office:value-type="string">
            <text:p text:style-name="P1">UC10</text:p>
          </table:table-cell>
        </table:table-row>
        <table:table-row>
          <table:table-cell table:style-name="Tabla5.A2" office:value-type="string">
            <text:p text:style-name="P5">Name</text:p>
          </table:table-cell>
          <table:table-cell table:style-name="Tabla5.B2" office:value-type="string">
            <text:p text:style-name="P1">Enter admin page</text:p>
          </table:table-cell>
        </table:table-row>
        <table:table-row>
          <table:table-cell table:style-name="Tabla5.A2" office:value-type="string">
            <text:p text:style-name="P5">Author</text:p>
          </table:table-cell>
          <table:table-cell table:style-name="Tabla5.B2" office:value-type="string">
            <text:p text:style-name="P1">Sergio Baena López</text:p>
          </table:table-cell>
        </table:table-row>
        <table:table-row>
          <table:table-cell table:style-name="Tabla5.A2" office:value-type="string">
            <text:p text:style-name="P5">Date</text:p>
          </table:table-cell>
          <table:table-cell table:style-name="Tabla5.B2" office:value-type="string">
            <text:p text:style-name="P6">2014-05-08</text:p>
          </table:table-cell>
        </table:table-row>
        <table:table-row>
          <table:table-cell table:style-name="Tabla5.A2" office:value-type="string">
            <text:p text:style-name="P5">Description</text:p>
          </table:table-cell>
          <table:table-cell table:style-name="Tabla5.B2" office:value-type="string">
            <text:p text:style-name="P2"><text:bookmark text:name="result_box91"/>Page links to all the functionalities of the administrator. </text:p>
          </table:table-cell>
        </table:table-row>
        <table:table-row>
          <table:table-cell table:style-name="Tabla5.A2" office:value-type="string">
            <text:p text:style-name="P5">Actors</text:p>
          </table:table-cell>
          <table:table-cell table:style-name="Tabla5.B2" office:value-type="string">
            <text:p text:style-name="P1">Webmaster</text:p>
          </table:table-cell>
        </table:table-row>
        <table:table-row>
          <table:table-cell table:style-name="Tabla5.A2" office:value-type="string">
            <text:p text:style-name="P5">Preconditions</text:p>
          </table:table-cell>
          <table:table-cell table:style-name="Tabla5.B2" office:value-type="string">
            <text:p text:style-name="P2">The user session must be open.</text:p>
          </table:table-cell>
        </table:table-row>
        <table:table-row>
          <table:table-cell table:style-name="Tabla5.A2" office:value-type="string">
            <text:p text:style-name="P5">Normal flow</text:p>
          </table:table-cell>
          <table:table-cell table:style-name="Tabla5.B2" office:value-type="string">
            <text:p text:style-name="P19"><text:bookmark text:name="result_box92"/><text:span text:style-name="T16">1. The actor requested the option to enter the site administrator.</text:span></text:p>
            <text:p text:style-name="P19"><text:bookmark text:name="result_box93"/><text:span text:style-name="T16">2. The system directs the actor to the administrator page.</text:span></text:p>
            <text:p text:style-name="P19"><text:bookmark text:name="result_box94"/><text:span text:style-name="T16">3. The actor displays the page. </text:span></text:p>
            <text:p text:style-name="P19"><text:span text:style-name="T16">4. </text:span><text:bookmark text:name="result_box95"/><text:span text:style-name="T16">The actor executed some of the functionality of the administrator. </text:span></text:p>
          </table:table-cell>
        </table:table-row>
        <table:table-row>
          <table:table-cell table:style-name="Tabla5.A2" office:value-type="string">
            <text:p text:style-name="P5">Alternative flow</text:p>
          </table:table-cell>
          <table:table-cell table:style-name="Tabla5.B2" office:value-type="string">
            <text:p text:style-name="P19"><text:span text:style-name="T16">Nothing</text:span></text:p>
          </table:table-cell>
        </table:table-row>
        <table:table-row table:style-name="Tabla5.10">
          <table:table-cell table:style-name="Tabla5.A2" office:value-type="string">
            <text:p text:style-name="P5">Postconditions</text:p>
          </table:table-cell>
          <table:table-cell table:style-name="Tabla5.B2" office:value-type="string">
            <text:p text:style-name="P8">An administrator <text:s/><text:span text:style-name="T22">functionality is running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6" table:style-name="Tabla6">
        <table:table-column table:style-name="Tabla6.A"/>
        <table:table-column table:style-name="Tabla6.B"/>
        <text:soft-page-break/>
        <table:table-row table:style-name="Tabla6.1">
          <table:table-cell table:style-name="Tabla6.A1" office:value-type="string">
            <text:p text:style-name="P5">Code</text:p>
          </table:table-cell>
          <table:table-cell table:style-name="Tabla6.B1" office:value-type="string">
            <text:p text:style-name="P1">UC11</text:p>
          </table:table-cell>
        </table:table-row>
        <table:table-row>
          <table:table-cell table:style-name="Tabla6.A2" office:value-type="string">
            <text:p text:style-name="P5">Name</text:p>
          </table:table-cell>
          <table:table-cell table:style-name="Tabla6.B2" office:value-type="string">
            <text:p text:style-name="P1">Management of words</text:p>
          </table:table-cell>
        </table:table-row>
        <table:table-row>
          <table:table-cell table:style-name="Tabla6.A2" office:value-type="string">
            <text:p text:style-name="P5">Author</text:p>
          </table:table-cell>
          <table:table-cell table:style-name="Tabla6.B2" office:value-type="string">
            <text:p text:style-name="P1">Sergio Baena López</text:p>
          </table:table-cell>
        </table:table-row>
        <table:table-row>
          <table:table-cell table:style-name="Tabla6.A2" office:value-type="string">
            <text:p text:style-name="P5">Date</text:p>
          </table:table-cell>
          <table:table-cell table:style-name="Tabla6.B2" office:value-type="string">
            <text:p text:style-name="P6">2014-05-08</text:p>
          </table:table-cell>
        </table:table-row>
        <table:table-row>
          <table:table-cell table:style-name="Tabla6.A2" office:value-type="string">
            <text:p text:style-name="P5">Description</text:p>
          </table:table-cell>
          <table:table-cell table:style-name="Tabla6.B2" office:value-type="string">
            <text:p text:style-name="P19"><text:span text:style-name="T7">The actor can add, view, modify and delete a word. He</text:span><text:span text:style-name="T11"> can also delete all the words.</text:span> </text:p>
          </table:table-cell>
        </table:table-row>
        <table:table-row>
          <table:table-cell table:style-name="Tabla6.A2" office:value-type="string">
            <text:p text:style-name="P5">Actors</text:p>
          </table:table-cell>
          <table:table-cell table:style-name="Tabla6.B2" office:value-type="string">
            <text:p text:style-name="P1">Webmaster</text:p>
          </table:table-cell>
        </table:table-row>
        <table:table-row>
          <table:table-cell table:style-name="Tabla6.A2" office:value-type="string">
            <text:p text:style-name="P5">Preconditions</text:p>
          </table:table-cell>
          <table:table-cell table:style-name="Tabla6.B2" office:value-type="string">
            <text:p text:style-name="P2">The user session must be open.</text:p>
          </table:table-cell>
        </table:table-row>
        <table:table-row>
          <table:table-cell table:style-name="Tabla6.A2" office:value-type="string">
            <text:p text:style-name="P5">Normal flow</text:p>
          </table:table-cell>
          <table:table-cell table:style-name="Tabla6.B2" office:value-type="string">
            <text:p text:style-name="P19"><text:span text:style-name="T16"/></text:p>
          </table:table-cell>
        </table:table-row>
        <table:table-row>
          <table:table-cell table:style-name="Tabla6.A2" office:value-type="string">
            <text:p text:style-name="P5">Alternative flow</text:p>
          </table:table-cell>
          <table:table-cell table:style-name="Tabla6.B2" office:value-type="string">
            <text:p text:style-name="P19"><text:span text:style-name="T16"/></text:p>
          </table:table-cell>
        </table:table-row>
        <table:table-row table:style-name="Tabla6.10">
          <table:table-cell table:style-name="Tabla6.A2" office:value-type="string">
            <text:p text:style-name="P5">Postconditions</text:p>
          </table:table-cell>
          <table:table-cell table:style-name="Tabla6.B2" office:value-type="string">
            <text:p text:style-name="P8"><text:span text:style-name="T22"/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Lohit Bengali" svg:font-family="'Lohit Bengal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</meta:initial-creator>
    <meta:creation-date>2014-05-06T22:37:05</meta:creation-date>
    <dc:date>2014-05-08T22:19:22.24</dc:date>
    <meta:editing-duration>PT16H27M51S</meta:editing-duration>
    <meta:editing-cycles>438</meta:editing-cycles>
    <meta:generator>OpenOffice.org/3.4.1$Win32 OpenOffice.org_project/341m1$Build-9593</meta:generator>
    <meta:document-statistic meta:table-count="11" meta:image-count="0" meta:object-count="0" meta:page-count="11" meta:paragraph-count="319" meta:word-count="2079" meta:character-count="14278"/>
  </office:meta>
</office:document-meta>
</file>